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text-properties style:font-name="Ubuntu" fo:font-size="14pt" officeooo:rsid="0013f29a" officeooo:paragraph-rsid="0013f29a" style:font-size-asian="14pt" style:font-size-complex="14pt"/>
    </style:style>
    <style:style style:name="P2" style:family="paragraph" style:parent-style-name="Text_20_body">
      <style:text-properties style:font-name="Ubuntu" fo:font-size="14pt" officeooo:paragraph-rsid="00147ab8" style:font-size-asian="14pt" style:font-size-complex="14pt"/>
    </style:style>
    <style:style style:name="P3" style:family="paragraph" style:parent-style-name="Text_20_body">
      <style:text-properties officeooo:paragraph-rsid="00147ab8"/>
    </style:style>
    <style:style style:name="T1" style:family="text">
      <style:text-properties style:font-name="Ubuntu"/>
    </style:style>
    <style:style style:name="T2" style:family="text">
      <style:text-properties style:font-name="Ubuntu" fo:font-size="14pt" style:font-size-asian="14pt" style:font-size-complex="14pt"/>
    </style:style>
    <style:style style:name="T3" style:family="text">
      <style:text-properties style:font-name="Ubuntu" fo:font-size="14pt" fo:background-color="#e8f2a1" loext:char-shading-value="0" style:font-size-asian="14pt" style:font-size-complex="14pt"/>
    </style:style>
    <style:style style:name="T4" style:family="text">
      <style:text-properties style:font-name="Ubuntu" fo:font-size="14pt" fo:background-color="#e8f2a1" loext:char-shading-value="0" style:font-size-asian="14pt" style:font-size-complex="14pt"/>
    </style:style>
    <style:style style:name="T5" style:family="text">
      <style:text-properties style:font-name="Ubuntu" fo:font-size="14pt" fo:background-color="#ffff00" loext:char-shading-value="0" style:font-size-asian="14pt" style:font-size-complex="14pt"/>
    </style:style>
    <style:style style:name="T6" style:family="text">
      <style:text-properties style:font-name="Ubuntu" fo:font-size="14pt" fo:background-color="#ffff00" loext:char-shading-value="0" style:font-size-asian="14pt" style:font-size-complex="14pt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8 Cines</text:p>
      <text:p text:style-name="P2">La asociación de <text:span text:style-name="T8">cine</text:span>s de una ciudad quiere crear un servicio telefónico en el que se pueda hacer cualquier tipo de consulta sobre las <text:span text:style-name="T8">películas</text:span> que se están proyectando actualmente: </text:p>
      <text:p text:style-name="P2">en qué cines hacen una determinada película y el <text:span text:style-name="T8">horario de los pases</text:span>,</text:p>
      <text:p text:style-name="P2">qué películas de dibujos animados se están proyectando y dónde,</text:p>
      <text:p text:style-name="P2">qué películas hay en un determinado cine, etc. </text:p>
      <text:p text:style-name="P2">Para ello debemos diseñar una base de datos relacional que contenga toda esta información.</text:p>
      <text:p text:style-name="P2">En concreto, para cada cine se debe dar el título de la película y el horario de los pases,</text:p>
      <text:p text:style-name="P2"><text:s/>además del nombre del director de la misma,</text:p>
      <text:p text:style-name="P2"><text:s/>el nombre de hasta tres de sus protagonistas, </text:p>
      <text:p text:style-name="P2">el género (comedia, intriga, etc.)</text:p>
      <text:p text:style-name="P2"><text:s/>y la clasificación (tolerada menores, mayores de 18 años, etc.).</text:p>
      <text:p text:style-name="P3"><text:span text:style-name="T2">La base de datos también almacenará la </text:span><text:span text:style-name="T4">calle y número donde está el cine</text:span><text:span text:style-name="T2">, </text:span></text:p>
      <text:p text:style-name="P3"><text:span text:style-name="T2">e</text:span><text:span text:style-name="T4">l teléfono y los distintos precios según el día</text:span><text:span text:style-name="T2"> (día del espectador, día del jubilado, festivos y vísperas, carnet de estudiante, etc.). Hay que tener en cuenta que algunos cines tienen varias </text:span><text:span text:style-name="T6">salas</text:span><text:span text:style-name="T2"> en las que se pasan distintas películas y también que en un mismo cine se pueden pasar películas distintas en diferentes pases</text:span>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8:31:00.595748953</meta:creation-date>
    <dc:date>2024-10-02T18:59:17.733742954</dc:date>
    <meta:editing-duration>PT13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97" meta:character-count="1152" meta:non-whitespace-character-count="961"/>
  </office:meta>
</office:document-meta>
</file>